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39a" officeooo:paragraph-rsid="0012b39a"/>
    </style:style>
    <style:style style:name="P2" style:family="paragraph" style:parent-style-name="Standard">
      <style:text-properties officeooo:rsid="0014622e" officeooo:paragraph-rsid="0014622e"/>
    </style:style>
    <style:style style:name="P3" style:family="paragraph" style:parent-style-name="Standard">
      <style:text-properties officeooo:rsid="00159fb6" officeooo:paragraph-rsid="00159fb6"/>
    </style:style>
    <style:style style:name="P4" style:family="paragraph" style:parent-style-name="Standard">
      <style:text-properties officeooo:rsid="00165a5c" officeooo:paragraph-rsid="00165a5c"/>
    </style:style>
    <style:style style:name="P5" style:family="paragraph" style:parent-style-name="Standard">
      <style:text-properties officeooo:rsid="0016b126" officeooo:paragraph-rsid="0016b126"/>
    </style:style>
    <style:style style:name="P6" style:family="paragraph" style:parent-style-name="Standard">
      <style:text-properties officeooo:rsid="0016b126" officeooo:paragraph-rsid="001880c6"/>
    </style:style>
    <style:style style:name="P7" style:family="paragraph" style:parent-style-name="Standard">
      <style:text-properties officeooo:rsid="001880c6" officeooo:paragraph-rsid="001880c6"/>
    </style:style>
    <style:style style:name="P8" style:family="paragraph" style:parent-style-name="Standard">
      <style:text-properties officeooo:rsid="001880c6" officeooo:paragraph-rsid="001b975a"/>
    </style:style>
    <style:style style:name="P9" style:family="paragraph" style:parent-style-name="Standard">
      <style:text-properties officeooo:rsid="001880c6" officeooo:paragraph-rsid="0019f99a"/>
    </style:style>
    <style:style style:name="P10" style:family="paragraph" style:parent-style-name="Standard">
      <style:text-properties officeooo:rsid="001880c6" officeooo:paragraph-rsid="001cd746"/>
    </style:style>
    <style:style style:name="P11" style:family="paragraph" style:parent-style-name="Standard">
      <style:text-properties officeooo:rsid="001880c6" officeooo:paragraph-rsid="001e5d28"/>
    </style:style>
    <style:style style:name="P12" style:family="paragraph" style:parent-style-name="Standard">
      <style:text-properties officeooo:rsid="0019f99a" officeooo:paragraph-rsid="0019f99a"/>
    </style:style>
    <style:style style:name="P13" style:family="paragraph" style:parent-style-name="Standard">
      <style:text-properties officeooo:rsid="0019f99a" officeooo:paragraph-rsid="001cd746"/>
    </style:style>
    <style:style style:name="P14" style:family="paragraph" style:parent-style-name="Standard">
      <style:text-properties officeooo:rsid="0019f99a" officeooo:paragraph-rsid="001e5d28"/>
    </style:style>
    <style:style style:name="P15" style:family="paragraph" style:parent-style-name="Standard">
      <style:text-properties officeooo:rsid="001b975a" officeooo:paragraph-rsid="001b975a"/>
    </style:style>
    <style:style style:name="P16" style:family="paragraph" style:parent-style-name="Standard">
      <style:text-properties officeooo:rsid="001b975a" officeooo:paragraph-rsid="001cd746"/>
    </style:style>
    <style:style style:name="P17" style:family="paragraph" style:parent-style-name="Standard">
      <style:text-properties officeooo:rsid="001b975a" officeooo:paragraph-rsid="001e5d28"/>
    </style:style>
    <style:style style:name="P18" style:family="paragraph" style:parent-style-name="Standard">
      <style:text-properties officeooo:rsid="001c9603" officeooo:paragraph-rsid="001c9603"/>
    </style:style>
    <style:style style:name="P19" style:family="paragraph" style:parent-style-name="Standard">
      <style:text-properties officeooo:rsid="001e5d28" officeooo:paragraph-rsid="001e5d28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2b39a" officeooo:paragraph-rsid="0012b39a" style:font-weight-asian="bold" style:font-weight-complex="bold"/>
    </style:style>
    <style:style style:name="P21" style:family="paragraph" style:parent-style-name="Standard" style:list-style-name="L1">
      <style:text-properties officeooo:rsid="00165a5c" officeooo:paragraph-rsid="00165a5c"/>
    </style:style>
    <style:style style:name="P22" style:family="paragraph" style:parent-style-name="Standard" style:list-style-name="L1">
      <style:text-properties officeooo:rsid="0016b126" officeooo:paragraph-rsid="0016b126"/>
    </style:style>
    <style:style style:name="P23" style:family="paragraph" style:parent-style-name="Standard" style:list-style-name="L2">
      <style:text-properties officeooo:rsid="0016b126" officeooo:paragraph-rsid="0016b126"/>
    </style:style>
    <style:style style:name="P24" style:family="paragraph" style:parent-style-name="Standard" style:list-style-name="L3">
      <style:text-properties officeooo:rsid="0016b126" officeooo:paragraph-rsid="001880c6"/>
    </style:style>
    <style:style style:name="P25" style:family="paragraph" style:parent-style-name="Standard" style:list-style-name="L4">
      <style:text-properties officeooo:rsid="001880c6" officeooo:paragraph-rsid="001880c6"/>
    </style:style>
    <style:style style:name="P26" style:family="paragraph" style:parent-style-name="Standard" style:list-style-name="L4">
      <style:text-properties officeooo:rsid="001880c6" officeooo:paragraph-rsid="001b975a"/>
    </style:style>
    <style:style style:name="P27" style:family="paragraph" style:parent-style-name="Standard" style:list-style-name="L5">
      <style:text-properties officeooo:rsid="001880c6" officeooo:paragraph-rsid="0019f99a"/>
    </style:style>
    <style:style style:name="P28" style:family="paragraph" style:parent-style-name="Standard" style:list-style-name="L5">
      <style:text-properties officeooo:rsid="001880c6" officeooo:paragraph-rsid="001cd746"/>
    </style:style>
    <style:style style:name="P29" style:family="paragraph" style:parent-style-name="Standard" style:list-style-name="L5">
      <style:text-properties officeooo:rsid="001880c6" officeooo:paragraph-rsid="001e5d28"/>
    </style:style>
    <style:style style:name="P30" style:family="paragraph" style:parent-style-name="Standard" style:list-style-name="L6">
      <style:text-properties officeooo:rsid="001880c6" officeooo:paragraph-rsid="001cd746"/>
    </style:style>
    <style:style style:name="P31" style:family="paragraph" style:parent-style-name="Standard" style:list-style-name="L7">
      <style:text-properties officeooo:rsid="001880c6" officeooo:paragraph-rsid="001e5d28"/>
    </style:style>
    <style:style style:name="P32" style:family="paragraph" style:parent-style-name="Standard">
      <style:text-properties officeooo:rsid="001cd746" officeooo:paragraph-rsid="001cd746"/>
    </style:style>
    <style:style style:name="P33" style:family="paragraph" style:parent-style-name="Standard">
      <style:text-properties officeooo:rsid="0014622e" officeooo:paragraph-rsid="0014622e"/>
    </style:style>
    <style:style style:name="P34" style:family="paragraph" style:parent-style-name="Standard">
      <style:text-properties officeooo:rsid="00211102" officeooo:paragraph-rsid="00211102"/>
    </style:style>
    <style:style style:name="T1" style:family="text">
      <style:text-properties officeooo:rsid="0014622e"/>
    </style:style>
    <style:style style:name="T2" style:family="text">
      <style:text-properties officeooo:rsid="00159fb6"/>
    </style:style>
    <style:style style:name="T3" style:family="text">
      <style:text-properties officeooo:rsid="0016b126"/>
    </style:style>
    <style:style style:name="T4" style:family="text">
      <style:text-properties officeooo:rsid="001880c6"/>
    </style:style>
    <style:style style:name="T5" style:family="text">
      <style:text-properties officeooo:rsid="0019f99a"/>
    </style:style>
    <style:style style:name="T6" style:family="text">
      <style:text-properties officeooo:rsid="001b975a"/>
    </style:style>
    <style:style style:name="T7" style:family="text">
      <style:text-properties officeooo:rsid="001cd746"/>
    </style:style>
    <style:style style:name="T8" style:family="text">
      <style:text-properties officeooo:rsid="001e5d2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12743"/>
    </style:style>
    <style:style style:name="T11" style:family="text">
      <style:text-properties officeooo:rsid="0021e3c9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0">No_shared_volume</text:span>: script steps to follow</text:p>
      <text:p text:style-name="P20"/>
      <text:p text:style-name="P1"><text:span text:style-name="T9">Step1</text:span>: Check the basic configurations for the cluster ie, docker images, repo configurations and kuberntes configurations.</text:p>
      <text:p text:style-name="P1"/>
      <text:p text:style-name="P1"><text:span text:style-name="T9">Step2</text:span>: Execute iiit-bel-kuberntes-cluster.sh</text:p>
      <text:p text:style-name="P1"/>
      <text:p text:style-name="P1"><text:span text:style-name="T9">Step3</text:span>: Check if every pods are running fine with ‘kubectl get pods –all-namespaces’ command.</text:p>
      <text:p text:style-name="P1"/>
      <text:p text:style-name="P1"><text:span text:style-name="T9">Step4</text:span>: In worker nodes (assuming there are two worker nodes, worker-node-1 and worker-node-2) <text:tab/></text:p>
      <text:p text:style-name="P1"><text:tab/>navigate to /repo/config/Org1_msp folder <text:span text:style-name="T1">for Org1 and /repo/config/Org2_msp for Org2 and <text:tab/>so on.</text:span></text:p>
      <text:p text:style-name="P1"/>
      <text:p text:style-name="P2"><text:span text:style-name="T9">Step5</text:span>: <text:s/>Use ‘cluster_join.sh’ script to join the cluster and it resides in the Org’s folder.</text:p>
      <text:p text:style-name="P2"/>
      <text:p text:style-name="P2"><text:span text:style-name="T9">Step 6</text:span>: Execute Org1_msp.sh script for generating Org1’s certificates <text:s/>in Org1_msp folder and </text:p>
      <text:p text:style-name="P2"><text:tab/>Org2_msp.sh script for generating Org2’s certificates and so on.</text:p>
      <text:p text:style-name="P34">(when we executing these scripts it will wait for the ‘channel binaries to be created by the master node by executing the ‘channel_requirements.sh’ script. After executing it all the three scripts will finish its execution. <text:span text:style-name="T11">The organizations cannot access other org’s MSP certificates. Each organizations stores its own certificates into its private folder.</text:span>)</text:p>
      <text:p text:style-name="P2"/>
      <text:p text:style-name="P2"><text:span text:style-name="T9">Step 7</text:span>: <text:span text:style-name="T2">In master node ‘scripts’ folder, execute ‘channel_requirements.sh’ for adding the <text:tab/>configuration files for genesis block and channel artifacts.</text:span></text:p>
      <text:p text:style-name="P2"/>
      <text:p text:style-name="P3"><text:span text:style-name="T9">Step8</text:span>: Check if all the nodes are in ‘running’ state and if so execute ‘./pods_deploy.sh’ script</text:p>
      <text:p text:style-name="P3"/>
      <text:p text:style-name="P3"><text:span text:style-name="T9">Step9</text:span>: Check if all the pods are in ‘running’ state and if so execute ‘./domain_names.sh’ script, <text:tab/>Otherwise wait for some time to become all pods are in running state.</text:p>
      <text:p text:style-name="P3"/>
      <text:p text:style-name="P4"><text:span text:style-name="T9">Step10</text:span>: Creating inter org channel for all the organizations and install chain code into it.</text:p>
      <text:p text:style-name="P4"/>
      <text:list xml:id="list1131151085" text:style-name="L1">
        <text:list-item>
          <text:p text:style-name="P21">We can create inter org channel from either master node or from the first worker node</text:p>
        </text:list-item>
        <text:list-item>
          <text:p text:style-name="P21">From master node: execute ‘inter_organization_channel.sh’</text:p>
        </text:list-item>
        <text:list-item>
          <text:p text:style-name="P21">From worker 1: execute ‘inter_org_channel_docker.sh’</text:p>
        </text:list-item>
        <text:list-item>
          <text:p text:style-name="P21">Then we can join the peer0 of the rest of two organizations from worker node2</text:p>
        </text:list-item>
        <text:list-item>
          <text:p text:style-name="P21"><text:span text:style-name="T3">Execute</text:span> /repo/config/Org2_msp/<text:span text:style-name="T3">inter_org_docker_join.sh for org2</text:span></text:p>
        </text:list-item>
        <text:list-item>
          <text:p text:style-name="P22">Execute /repo/config/Org3_msp/inter_org_docker_join.sh for org3</text:p>
        </text:list-item>
        <text:list-item>
          <text:p text:style-name="P22">If we creating inter org channel from the worker node 1 then we need to execute inger_org_channel_docker.sh script that resides on /repo/config/Org1_msp/.</text:p>
          <text:p text:style-name="P22"/>
        </text:list-item>
      </text:list>
      <text:p text:style-name="P5"><text:span text:style-name="T9">Step11</text:span>: Installing chaincode (fabcar) on inter org channel</text:p>
      <text:p text:style-name="P5"/>
      <text:p text:style-name="P7">with master node</text:p>
      <text:p text:style-name="P7"/>
      <text:list xml:id="list2968202950" text:style-name="L2">
        <text:list-item>
          <text:p text:style-name="P23">On Org1: execute /Org1_msp/chaincode_all_org_fabcar/chaincode_install.sh</text:p>
        </text:list-item>
        <text:list-item>
          <text:p text:style-name="P23">On Org2: execute /Org2_msp/chaincode_all_org_fabcar/chaincode_install.sh</text:p>
        </text:list-item>
        <text:list-item>
          <text:p text:style-name="P23">On Org3: execute /Org3_msp/chaincode_all_org_fabcar/chaincode_install.sh</text:p>
        </text:list-item>
      </text:list>
      <text:p text:style-name="P5"/>
      <text:p text:style-name="P5"><text:tab/><text:span text:style-name="T4">OR</text:span></text:p>
      <text:p text:style-name="P7">with worker nodes</text:p>
      <text:p text:style-name="P7"/>
      <text:list xml:id="list211401958" text:style-name="L3">
        <text:list-item>
          <text:p text:style-name="P24"><text:soft-page-break/>On Org1: execute /repo/config/Org1_msp/chaincode_all_org_fabcar/chaincode_install_<text:span text:style-name="T4">docker</text:span>.sh</text:p>
        </text:list-item>
        <text:list-item>
          <text:p text:style-name="P24">On Org2: execute /repo/config/Org2_msp/chaincode_all_org_fabcar/chaincode_install_<text:span text:style-name="T4">docker</text:span>.sh</text:p>
        </text:list-item>
        <text:list-item>
          <text:p text:style-name="P24">On Org3: execute /repo/config/Org3_msp/chaincode_all_org_fabcar/chaincode_install_<text:span text:style-name="T4">docker</text:span>.sh</text:p>
        </text:list-item>
      </text:list>
      <text:p text:style-name="P6"/>
      <text:p text:style-name="P7"><text:span text:style-name="T9">Step 12</text:span>: Approve chaincode on all organizations</text:p>
      <text:p text:style-name="P7"/>
      <text:p text:style-name="P7">With Master node:</text:p>
      <text:p text:style-name="P7"/>
      <text:list xml:id="list2255780175" text:style-name="L4">
        <text:list-item>
          <text:p text:style-name="P25">For Org1: /Org1_msp/chaincode_all_org_fabcar/approve_org.sh</text:p>
        </text:list-item>
        <text:list-item>
          <text:p text:style-name="P25">For Org2: /Org2_msp/chaincode_all_org_fabcar/approve_org.sh</text:p>
        </text:list-item>
        <text:list-item>
          <text:p text:style-name="P25">For Org3: /Org3_msp/chaincode_all_org_fabcar/approve_org.sh</text:p>
        </text:list-item>
      </text:list>
      <text:p text:style-name="P7"/>
      <text:p text:style-name="P7"><text:tab/>OR</text:p>
      <text:p text:style-name="P7">With worker nodes:</text:p>
      <text:p text:style-name="P7"/>
      <text:list xml:id="list180106023438497" text:continue-numbering="true" text:style-name="L4">
        <text:list-item>
          <text:p text:style-name="P25">For Org1: /repo/config/Org1_msp/chaincode_all_org_fabcar/approve_org_docker.sh</text:p>
        </text:list-item>
        <text:list-item>
          <text:p text:style-name="P25">For Org2: /repo/config/Org2_msp/chaincode_all_org_fabcar/approve_org_docker.sh</text:p>
        </text:list-item>
        <text:list-item>
          <text:p text:style-name="P25">For Org3: /repo/config/Org3_msp/chaincode_all_org_fabcar/approve_org_docker.sh</text:p>
        </text:list-item>
      </text:list>
      <text:p text:style-name="P7"/>
      <text:p text:style-name="P7"><text:span text:style-name="T9">Step13:</text:span> Commit org with the chaincode fabcar</text:p>
      <text:p text:style-name="P7"><text:tab/>(we can <text:span text:style-name="T5">commit Only one Org with the chaincode)</text:span></text:p>
      <text:p text:style-name="P7"/>
      <text:p text:style-name="P12">With master node:</text:p>
      <text:p text:style-name="P12"><text:s/><text:span text:style-name="T7">Note: please do any one of the following..</text:span></text:p>
      <text:list xml:id="list2477262536" text:style-name="L5">
        <text:list-item>
          <text:p text:style-name="P27">For Org1: /Org1_msp/chaincode_all_org_fabcar/<text:span text:style-name="T5">commit</text:span>_org.sh</text:p>
        </text:list-item>
        <text:list-item>
          <text:p text:style-name="P27">For Org2: /Org2_msp/chaincode_all_org_fabcar/<text:span text:style-name="T5">commit</text:span>_org.sh</text:p>
        </text:list-item>
        <text:list-item>
          <text:p text:style-name="P27">For Org3: /Org3_msp/chaincode_all_org_fabcar/<text:span text:style-name="T5">commit</text:span>_org.sh</text:p>
        </text:list-item>
      </text:list>
      <text:p text:style-name="P9"/>
      <text:p text:style-name="P15"><text:tab/>OR</text:p>
      <text:p text:style-name="P8">With worker nodes:</text:p>
      <text:p text:style-name="P32">Note: please do any one of the following..</text:p>
      <text:list xml:id="list180105445645486" text:continue-list="list180106023438497" text:style-name="L4">
        <text:list-item>
          <text:p text:style-name="P26">For Org1: /repo/config/Org1_msp/chaincode_all_org_fabcar/<text:span text:style-name="T6">commit</text:span>_org_docker.sh</text:p>
        </text:list-item>
        <text:list-item>
          <text:p text:style-name="P26">For Org2: /repo/config/Org2_msp/chaincode_all_org_fabcar/<text:span text:style-name="T6">commit</text:span>_org_docker.sh</text:p>
        </text:list-item>
        <text:list-item>
          <text:p text:style-name="P26">For Org3: /repo/config/Org3_msp/chaincode_all_org_fabcar/<text:span text:style-name="T6">commit</text:span>_org_docker.sh</text:p>
        </text:list-item>
      </text:list>
      <text:p text:style-name="P8"/>
      <text:p text:style-name="P18"><text:span text:style-name="T9">Step14</text:span>: Initialize the chaincode</text:p>
      <text:p text:style-name="P18"><text:tab/>(we can Initialize the chaincode once ie, with one Org)</text:p>
      <text:p text:style-name="P18"/>
      <text:p text:style-name="P13">With master node:</text:p>
      <text:p text:style-name="P13"><text:s/><text:span text:style-name="T7">Note: please do any one of the following..</text:span></text:p>
      <text:list xml:id="list180107233791536" text:continue-list="list2477262536" text:style-name="L5">
        <text:list-item>
          <text:p text:style-name="P28">For Org1: /Org1_msp/chaincode_all_org_fabcar/<text:span text:style-name="T7">chaincode_init.sh</text:span></text:p>
        </text:list-item>
        <text:list-item>
          <text:p text:style-name="P28">For Org2: /Org2_msp/chaincode_all_org_fabcar/<text:span text:style-name="T7">chaincode_init.sh</text:span></text:p>
        </text:list-item>
        <text:list-item>
          <text:p text:style-name="P28">For Org3: /Org3_msp/chaincode_all_org_fabcar/<text:span text:style-name="T7">chaincode_init.sh</text:span></text:p>
        </text:list-item>
      </text:list>
      <text:p text:style-name="P10"/>
      <text:p text:style-name="P16"><text:tab/>OR</text:p>
      <text:p text:style-name="P10">With worker nodes:</text:p>
      <text:p text:style-name="P32">Note: please do any one of the following..</text:p>
      <text:list xml:id="list3337090364" text:style-name="L6">
        <text:list-item>
          <text:p text:style-name="P30">For Org1: /repo/config/Org1_msp/chaincode_all_org_fabcar/<text:span text:style-name="T7">chaincode_init_docker.sh</text:span></text:p>
        </text:list-item>
        <text:list-item>
          <text:p text:style-name="P30">For Org2: /repo/config/Org2_msp/chaincode_all_org_fabcar/<text:span text:style-name="T7">chaincode_init_docker.sh</text:span></text:p>
        </text:list-item>
        <text:list-item>
          <text:p text:style-name="P30"><text:soft-page-break/>For Org3: /repo/config/Org3_msp/chaincode_all_org_fabcar/<text:span text:style-name="T7">chaincode_init_docker.sh</text:span></text:p>
        </text:list-item>
      </text:list>
      <text:p text:style-name="P18"/>
      <text:p text:style-name="P19"><text:span text:style-name="T9">Step15</text:span>: Query the chaincode</text:p>
      <text:p text:style-name="P19"/>
      <text:p text:style-name="P14">With master node:</text:p>
      <text:p text:style-name="P14"/>
      <text:list xml:id="list180106173412369" text:continue-list="list180107233791536" text:style-name="L5">
        <text:list-item>
          <text:p text:style-name="P29">For Org1: /Org1_msp/chaincode_all_org_fabcar/<text:span text:style-name="T7">chaincode_</text:span><text:span text:style-name="T8">query</text:span><text:span text:style-name="T7">.sh</text:span></text:p>
        </text:list-item>
        <text:list-item>
          <text:p text:style-name="P29">For Org2: /Org2_msp/chaincode_all_org_fabcar/<text:span text:style-name="T7">chaincode_</text:span><text:span text:style-name="T8">query</text:span><text:span text:style-name="T7">.sh</text:span></text:p>
        </text:list-item>
        <text:list-item>
          <text:p text:style-name="P29">For Org3: /Org3_msp/chaincode_all_org_fabcar/<text:span text:style-name="T7">chaincode_</text:span><text:span text:style-name="T8">query</text:span><text:span text:style-name="T7">.sh</text:span></text:p>
        </text:list-item>
      </text:list>
      <text:p text:style-name="P11"/>
      <text:p text:style-name="P17"><text:tab/>OR</text:p>
      <text:p text:style-name="P11">With worker nodes:</text:p>
      <text:p text:style-name="P14"/>
      <text:list xml:id="list3120563132" text:style-name="L7">
        <text:list-item>
          <text:p text:style-name="P31">For Org1: /repo/config/Org1_msp/chaincode_all_org_fabcar/<text:span text:style-name="T7">chaincode_</text:span><text:span text:style-name="T8">query</text:span><text:span text:style-name="T7">_docker.sh</text:span></text:p>
        </text:list-item>
        <text:list-item>
          <text:p text:style-name="P31">For Org2: /repo/config/Org2_msp/chaincode_all_org_fabcar/<text:span text:style-name="T7">chaincode_</text:span><text:span text:style-name="T8">query</text:span><text:span text:style-name="T7">_docker.sh</text:span></text:p>
        </text:list-item>
        <text:list-item>
          <text:p text:style-name="P31">For Org3: /repo/config/Org3_msp/chaincode_all_org_fabcar/<text:span text:style-name="T7">chaincode_</text:span><text:span text:style-name="T8">query</text:span><text:span text:style-name="T7">_docker.sh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9:13:10.065917648</meta:creation-date>
    <dc:date>2021-02-22T16:32:40.592877935</dc:date>
    <meta:editing-duration>PT1H18M2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3" meta:paragraph-count="78" meta:word-count="555" meta:character-count="5034" meta:non-whitespace-character-count="4575"/>
  </office:meta>
</office:document-meta>
</file>